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tlas Grotesk" svg:font-family="'Atlas Grotesk', sans-serif"/>
    <style:font-face style:name="Microsoft JhengHei" svg:font-family="'Microsoft JhengHei'"/>
    <style:font-face style:name="Times New Roman" svg:font-family="'Times New Roman'"/>
    <style:font-face style:name="arial" svg:font-family="arial, sans-serif"/>
    <style:font-face style:name="monospace" svg:font-family="monospace"/>
    <style:font-face style:name="sans-serif" svg:font-family="sans-serif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000000" style:font-name="DejaVu Sans Mono" fo:font-size="12pt" style:font-name-asian="DejaVu Sans Mono" style:font-size-asian="12pt" style:font-size-complex="12pt"/>
    </style:style>
    <style:style style:name="P2" style:family="paragraph" style:parent-style-name="Standard">
      <style:paragraph-properties fo:line-height="100%"/>
      <style:text-properties fo:color="#000000" style:font-name="DejaVu Sans Mono" fo:font-size="12pt" officeooo:paragraph-rsid="00077d34" style:font-name-asian="DejaVu Sans Mono" style:font-size-asian="12pt" style:font-size-complex="12pt"/>
    </style:style>
    <style:style style:name="P3" style:family="paragraph" style:parent-style-name="Text_20_body">
      <style:paragraph-properties fo:line-height="100%"/>
      <style:text-properties fo:color="#000000" style:font-name="DejaVu Sans Mono" style:font-name-asian="DejaVu Sans Mono"/>
    </style:style>
    <style:style style:name="P4" style:family="paragraph" style:parent-style-name="Text_20_body">
      <style:paragraph-properties fo:line-height="100%"/>
      <style:text-properties fo:color="#000000" style:font-name="DejaVu Sans Mono" fo:font-size="12pt" style:font-name-asian="DejaVu Sans Mono" style:font-size-asian="12pt" style:font-size-complex="12pt"/>
    </style:style>
    <style:style style:name="P5" style:family="paragraph" style:parent-style-name="Text_20_body">
      <style:paragraph-properties fo:line-height="100%"/>
      <style:text-properties fo:color="#000000" style:font-name="DejaVu Sans Mono" fo:font-size="12pt" officeooo:paragraph-rsid="00077d34" style:font-name-asian="DejaVu Sans Mono" style:font-size-asian="12pt" style:font-size-complex="12pt"/>
    </style:style>
    <style:style style:name="P6" style:family="paragraph" style:parent-style-name="Text_20_body">
      <style:paragraph-properties fo:line-height="100%"/>
      <style:text-properties fo:color="#000000" style:font-name="DejaVu Sans Mono" fo:font-size="12pt" officeooo:paragraph-rsid="000da355" style:font-name-asian="DejaVu Sans Mono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00%" fo:text-align="end" style:justify-single-word="false" style:writing-mode="lr-tb"/>
      <style:text-properties fo:font-variant="normal" fo:text-transform="none" fo:color="#000000" style:text-line-through-style="none" style:text-line-through-type="none" style:font-name="DejaVu Sans Mono" style:text-underline-style="none" style:text-blinking="false" fo:background-color="transparent" style:font-name-asian="DejaVu Sans Mono"/>
    </style:style>
    <style:style style:name="P8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color="#000000" style:font-name="DejaVu Sans Mono" style:font-name-asian="DejaVu Sans Mono"/>
    </style:style>
    <style:style style:name="P9" style:family="paragraph" style:parent-style-name="Text_20_body" style:list-style-name="L1">
      <style:paragraph-properties fo:margin-top="0cm" fo:margin-bottom="0.564cm" loext:contextual-spacing="false" fo:line-height="100%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style:text-blinking="false" fo:background-color="transparent" style:font-name-asian="DejaVu Sans Mono" style:font-size-asian="12pt" style:font-size-complex="12pt"/>
    </style:style>
    <style:style style:name="P10" style:family="paragraph" style:parent-style-name="Text_20_body" style:list-style-name="L5">
      <style:paragraph-properties fo:margin-top="0cm" fo:margin-bottom="0.564cm" loext:contextual-spacing="false" fo:line-height="100%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style:text-blinking="false" fo:background-color="transparent" style:font-name-asian="DejaVu Sans Mono" style:font-size-asian="12pt" style:font-size-complex="12pt"/>
    </style:style>
    <style:style style:name="P11" style:family="paragraph" style:parent-style-name="Text_20_body">
      <style:paragraph-properties fo:margin-top="0cm" fo:margin-bottom="0.564cm" loext:contextual-spacing="false" fo:line-height="100%" style:writing-mode="lr-tb"/>
      <style:text-properties fo:font-variant="normal" fo:text-transform="none" fo:color="#000000" style:font-name="DejaVu Sans Mono" fo:font-size="12pt" fo:letter-spacing="normal" fo:font-style="normal" fo:font-weight="normal" officeooo:paragraph-rsid="0006aa3f" style:font-name-asian="DejaVu Sans Mono" style:font-size-asian="12pt" style:font-size-complex="12pt"/>
    </style:style>
    <style:style style:name="P12" style:family="paragraph" style:parent-style-name="Text_20_body" style:list-style-name="L4">
      <style:paragraph-properties fo:margin-top="0cm" fo:margin-bottom="0.564cm" loext:contextual-spacing="false" fo:line-height="100%" style:writing-mode="lr-tb"/>
      <style:text-properties fo:font-variant="normal" fo:text-transform="none" fo:color="#000000" style:font-name="DejaVu Sans Mono" fo:font-size="12pt" fo:letter-spacing="normal" fo:font-style="normal" fo:font-weight="bold" officeooo:paragraph-rsid="000bd826" style:font-size-asian="12pt" style:font-size-complex="12pt"/>
    </style:style>
    <style:style style:name="P13" style:family="paragraph" style:parent-style-name="Text_20_body" style:list-style-name="L4">
      <style:paragraph-properties fo:margin-top="0cm" fo:margin-bottom="0.564cm" loext:contextual-spacing="false" fo:line-height="100%" style:writing-mode="lr-tb"/>
      <style:text-properties fo:font-variant="normal" fo:text-transform="none" fo:color="#000000" style:font-name="DejaVu Sans Mono" fo:font-size="12pt" fo:letter-spacing="normal" fo:font-style="normal" fo:font-weight="bold" officeooo:paragraph-rsid="000bdaed" style:font-size-asian="12pt" style:font-size-complex="12pt"/>
    </style:style>
    <style:style style:name="P14" style:family="paragraph" style:parent-style-name="Text_20_body" style:list-style-name="L4">
      <style:paragraph-properties fo:margin-top="0cm" fo:margin-bottom="0.564cm" loext:contextual-spacing="false" fo:line-height="100%" style:writing-mode="lr-tb"/>
      <style:text-properties fo:font-variant="normal" fo:text-transform="none" fo:color="#000000" style:font-name="DejaVu Sans Mono" fo:font-size="12pt" fo:letter-spacing="normal" fo:font-style="normal" fo:font-weight="bold" officeooo:paragraph-rsid="000bd826" fo:background-color="transparent" style:font-size-asian="12pt" style:font-size-complex="12pt"/>
    </style:style>
    <style:style style:name="P15" style:family="paragraph" style:parent-style-name="Text_20_body" style:list-style-name="L4">
      <style:paragraph-properties fo:margin-top="0cm" fo:margin-bottom="0.564cm" loext:contextual-spacing="false" fo:line-height="100%" style:writing-mode="lr-tb"/>
      <style:text-properties fo:font-variant="normal" fo:text-transform="none" style:font-name="DejaVu Sans Mono" fo:font-size="12pt" fo:letter-spacing="normal" fo:font-style="normal" fo:font-weight="bold" officeooo:paragraph-rsid="000b4f90"/>
    </style:style>
    <style:style style:name="P16" style:family="paragraph" style:parent-style-name="Text_20_body">
      <style:paragraph-properties fo:margin-top="0cm" fo:margin-bottom="0.564cm" loext:contextual-spacing="false" fo:line-height="100%" style:writing-mode="lr-tb"/>
      <style:text-properties style:font-name="DejaVu Sans Mono" fo:font-size="12pt" officeooo:paragraph-rsid="0006aa3f" style:font-name-asian="DejaVu Sans Mono" style:font-size-asian="12pt" style:font-size-complex="12pt"/>
    </style:style>
    <style:style style:name="P17" style:family="paragraph" style:parent-style-name="Text_20_body" style:list-style-name="L2">
      <style:paragraph-properties fo:margin-top="0cm" fo:margin-bottom="0.564cm" loext:contextual-spacing="false" fo:line-height="100%" style:writing-mode="lr-tb"/>
      <style:text-properties fo:color="#000000" style:font-name="DejaVu Sans Mono" fo:font-size="12pt" style:font-name-asian="DejaVu Sans Mono" style:font-size-asian="12pt" style:font-size-complex="12pt"/>
    </style:style>
    <style:style style:name="P18" style:family="paragraph" style:parent-style-name="Text_20_body">
      <style:paragraph-properties fo:margin-top="0cm" fo:margin-bottom="0.564cm" loext:contextual-spacing="false" fo:line-height="100%" style:writing-mode="lr-tb"/>
      <style:text-properties fo:color="#000000" style:font-name="DejaVu Sans Mono" fo:font-size="12pt" officeooo:paragraph-rsid="0006aa3f" style:font-name-asian="DejaVu Sans Mono" style:font-size-asian="12pt" style:font-size-complex="12pt"/>
    </style:style>
    <style:style style:name="P19" style:family="paragraph" style:parent-style-name="Text_20_body" style:list-style-name="L2">
      <style:paragraph-properties fo:margin-top="0cm" fo:margin-bottom="0.564cm" loext:contextual-spacing="false" fo:line-height="0.529cm" style:writing-mode="lr-tb"/>
      <style:text-properties fo:color="#000000" style:font-name="DejaVu Sans Mono" fo:font-size="12pt" officeooo:rsid="0006aa3f" officeooo:paragraph-rsid="0006aa3f" style:font-name-asian="DejaVu Sans Mono" style:font-size-asian="12pt" style:font-size-complex="12pt"/>
    </style:style>
    <style:style style:name="P20" style:family="paragraph" style:parent-style-name="Text_20_body" style:list-style-name="L2">
      <style:paragraph-properties fo:margin-top="0cm" fo:margin-bottom="0.564cm" loext:contextual-spacing="false" fo:line-height="100%" style:writing-mode="lr-tb"/>
      <style:text-properties fo:color="#000000" style:font-name="DejaVu Sans Mono" fo:font-size="10pt" officeooo:rsid="0006aa3f" officeooo:paragraph-rsid="0006aa3f" style:font-name-asian="DejaVu Sans Mono" style:font-size-asian="10pt" style:font-size-complex="10pt"/>
    </style:style>
    <style:style style:name="P21" style:family="paragraph" style:parent-style-name="Text_20_body" style:list-style-name="L3">
      <style:paragraph-properties fo:margin-top="0cm" fo:margin-bottom="0.564cm" loext:contextual-spacing="false" fo:line-height="100%" style:writing-mode="lr-tb"/>
    </style:style>
    <style:style style:name="P22" style:family="paragraph" style:parent-style-name="Text_20_body" style:list-style-name="L4">
      <style:paragraph-properties fo:margin-top="0cm" fo:margin-bottom="0.564cm" loext:contextual-spacing="false" fo:line-height="100%" style:writing-mode="lr-tb"/>
      <style:text-properties officeooo:paragraph-rsid="000b4f90"/>
    </style:style>
    <style:style style:name="P23" style:family="paragraph" style:parent-style-name="Preformatted_20_Text" style:list-style-name="L2"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fo:font-variant="normal" fo:text-transform="none" fo:color="#000000" style:font-name="DejaVu Sans Mono" fo:font-size="10pt" fo:letter-spacing="normal" fo:font-style="normal" fo:font-weight="normal" officeooo:paragraph-rsid="0006aa3f" style:font-name-asian="DejaVu Sans Mono" style:font-size-asian="10pt" style:font-size-complex="10pt"/>
    </style:style>
    <style:style style:name="P24" style:family="paragraph" style:parent-style-name="Preformatted_20_Text" style:list-style-name="L2">
      <style:paragraph-properties fo:margin-top="0cm" fo:margin-bottom="0cm" loext:contextual-spacing="false" fo:line-height="100%" fo:text-align="start" style:justify-single-word="false" fo:orphans="2" fo:widows="2" fo:padding="0cm" fo:border="none" style:writing-mode="lr-tb"/>
      <style:text-properties fo:font-variant="normal" fo:text-transform="none" fo:color="#000000" style:font-name="DejaVu Sans Mono" fo:font-size="12pt" fo:letter-spacing="normal" fo:font-style="normal" fo:font-weight="normal" officeooo:rsid="0006aa3f" officeooo:paragraph-rsid="0006aa3f" style:font-name-asian="DejaVu Sans Mono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font-name="DejaVu Sans Mono" fo:font-size="12pt" fo:font-style="normal" style:text-underline-style="none" fo:font-weight="normal" style:text-blinking="false" fo:background-color="transparent" loext:char-shading-value="0" style:font-name-asian="DejaVu Sans Mono" style:font-size-asian="12pt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font-name="DejaVu Sans Mono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name-asian="DejaVu Sans Mono" style:font-size-asian="12pt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font-name="DejaVu Sans Mono" fo:font-size="12pt" style:text-underline-style="none" style:text-blinking="false" fo:background-color="transparent" loext:char-shading-value="0" style:font-name-asian="DejaVu Sans Mono" style:font-size-asian="12pt" style:font-style-asian="normal" style:font-weight-asian="normal" style:font-size-complex="12pt"/>
    </style:style>
    <style:style style:name="T4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06aa3f" style:text-blinking="false" fo:background-color="transparent" loext:char-shading-value="0" style:font-style-asian="normal" style:font-weight-asian="normal"/>
    </style:style>
    <style:style style:name="T5" style:family="text">
      <style:text-properties fo:font-variant="normal" fo:text-transform="none" style:text-line-through-style="none" style:text-line-through-type="none" fo:font-size="18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 style:font-style-asian="normal" style:font-weight-asian="normal"/>
    </style:style>
    <style:style style:name="T7" style:family="text">
      <style:text-properties fo:font-variant="normal" fo:text-transform="none" style:text-line-through-style="none" style:text-line-through-type="none" style:text-underline-style="none" officeooo:rsid="00077d34" style:text-blinking="false" fo:background-color="transparent" loext:char-shading-value="0" style:font-style-asian="normal" style:font-weight-asian="normal"/>
    </style:style>
    <style:style style:name="T8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style-asian="normal" style:font-weight-asian="normal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6aa3f" style:text-blinking="false" fo:background-color="transparent" loext:char-shading-value="0" style:font-style-asian="normal" style:font-weight-asian="normal"/>
    </style:style>
    <style:style style:name="T1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6aa3f" style:text-blinking="false" fo:background-color="transparent" loext:char-shading-value="0" style:font-style-asian="normal" style:font-weight-asian="normal" loext:padding="0cm" loext:border="none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fo:font-weight="normal" officeooo:rsid="00077d34"/>
    </style:style>
    <style:style style:name="T14" style:family="text">
      <style:text-properties fo:color="#000000" style:text-line-through-style="none" style:text-line-through-type="none" style:text-underline-style="none" fo:font-weight="normal" style:text-blinking="false" fo:background-color="transparent" loext:char-shading-value="0" style:font-name-asian="DejaVu Sans Mono" style:font-size-asian="12pt" style:font-size-complex="12pt"/>
    </style:style>
    <style:style style:name="T15" style:family="text">
      <style:text-properties fo:color="#000000" style:text-line-through-style="none" style:text-line-through-type="none" style:text-underline-style="none" fo:font-weight="normal" officeooo:rsid="000b77fa" style:text-blinking="false" fo:background-color="transparent" loext:char-shading-value="0" style:font-name-asian="DejaVu Sans Mono" style:font-size-asian="12pt" style:font-size-complex="12pt"/>
    </style:style>
    <style:style style:name="T16" style:family="text">
      <style:text-properties fo:color="#000000" style:text-line-through-style="none" style:text-line-through-type="none" style:text-underline-style="none" fo:font-weight="normal" officeooo:rsid="000bd826" style:text-blinking="false" fo:background-color="transparent" loext:char-shading-value="0" style:font-name-asian="DejaVu Sans Mono" style:font-size-asian="12pt" style:font-size-complex="12pt"/>
    </style:style>
    <style:style style:name="T17" style:family="text">
      <style:text-properties style:text-line-through-style="none" style:text-line-through-type="none" style:text-underline-style="none" fo:font-weight="normal" officeooo:rsid="000b77fa" style:text-blinking="false" fo:background-color="transparent" loext:char-shading-value="0" style:font-name-asian="DejaVu Sans Mono"/>
    </style:style>
    <style:style style:name="T18" style:family="text">
      <style:text-properties style:text-line-through-style="none" style:text-line-through-type="none" style:text-underline-style="none" fo:font-weight="normal" officeooo:rsid="000bd826" style:text-blinking="false" fo:background-color="transparent" loext:char-shading-value="0" style:font-name-asian="DejaVu Sans Mono"/>
    </style:style>
    <style:style style:name="T19" style:family="text">
      <style:text-properties style:text-line-through-style="none" style:text-line-through-type="none" style:text-underline-style="none" fo:font-weight="normal" officeooo:rsid="000bdaed" style:text-blinking="false" fo:background-color="transparent" loext:char-shading-value="0" style:font-name-asian="DejaVu Sans Mono"/>
    </style:style>
    <style:style style:name="T20" style:family="text">
      <style:text-properties style:text-line-through-style="none" style:text-line-through-type="none" style:text-underline-style="none" fo:font-weight="normal" officeooo:rsid="000b77fa" style:text-blinking="false" style:font-name-asian="DejaVu Sans Mono"/>
    </style:style>
    <style:style style:name="T21" style:family="text">
      <style:text-properties style:text-line-through-style="none" style:text-line-through-type="none" style:text-underline-style="none" fo:font-weight="normal" officeooo:rsid="000bd826" style:text-blinking="false" style:font-name-asian="DejaVu Sans Mono"/>
    </style:style>
    <style:style style:name="T22" style:family="text">
      <style:text-properties style:text-line-through-style="none" style:text-line-through-type="none" fo:font-size="10pt" style:text-underline-style="none" style:text-blinking="false" fo:background-color="transparent" loext:char-shading-value="0" style:font-size-asian="10pt" style:font-style-asian="normal" style:font-weight-asian="normal" style:font-size-complex="10pt"/>
    </style:style>
    <style:style style:name="T23" style:family="text">
      <style:text-properties fo:font-size="12pt" fo:font-style="normal" fo:font-weight="normal"/>
    </style:style>
    <style:style style:name="T24" style:family="text">
      <style:text-properties fo:font-size="12pt" fo:font-style="normal" fo:font-weight="normal" officeooo:rsid="0006aa3f"/>
    </style:style>
    <style:style style:name="T25" style:family="text">
      <style:text-properties fo:font-style="normal" fo:font-weight="normal"/>
    </style:style>
    <style:style style:name="T26" style:family="text">
      <style:text-properties style:font-size-asian="12pt" style:font-style-asian="normal" style:font-weight-asian="normal"/>
    </style:style>
    <style:style style:name="T27" style:family="text">
      <style:text-properties style:font-style-asian="normal" style:font-weight-asian="normal"/>
    </style:style>
    <style:style style:name="T28" style:family="text">
      <style:text-properties officeooo:rsid="00077d34"/>
    </style:style>
    <style:style style:name="T29" style:family="text">
      <style:text-properties officeooo:rsid="000aca6d"/>
    </style:style>
    <style:style style:name="T30" style:family="text">
      <style:text-properties fo:color="#ff3333" style:text-line-through-style="none" style:text-line-through-type="none" style:text-underline-style="none" officeooo:rsid="000bd826" style:text-blinking="false" fo:background-color="transparent" loext:char-shading-value="0" style:font-name-asian="DejaVu Sans Mono" style:font-weight-asian="bold" style:font-weight-complex="bold"/>
    </style:style>
    <style:style style:name="T31" style:family="text">
      <style:text-properties fo:color="#ff3333" style:text-line-through-style="none" style:text-line-through-type="none" style:text-underline-style="none" officeooo:rsid="000bd826" style:text-blinking="false" fo:background-color="transparent" loext:char-shading-value="0" style:font-name-asian="DejaVu Sans Mono" style:font-size-asian="12pt" style:font-weight-asian="bold" style:font-size-complex="12pt" style:font-weight-complex="bold"/>
    </style:style>
    <style:style style:name="T32" style:family="text">
      <style:text-properties fo:color="#ff3333" style:text-line-through-style="none" style:text-line-through-type="none" style:text-underline-style="none" officeooo:rsid="000bd826" style:text-blinking="false" style:font-name-asian="DejaVu Sans Mono" style:font-weight-asian="bold" style:font-weight-complex="bold"/>
    </style:style>
    <style:style style:name="T33" style:family="text">
      <style:text-properties officeooo:rsid="000bdaed"/>
    </style:style>
    <style:style style:name="T34" style:family="text">
      <style:text-properties officeooo:rsid="000da355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5">Homework 2 Report - Income Prediction</text:span></text:p>
      <text:p text:style-name="P7"><text:span text:style-name="T26">學號：</text:span><text:span text:style-name="T23">b0</text:span><text:span text:style-name="T24">5902052</text:span><text:span text:style-name="T23"> </text:span><text:span text:style-name="T26">系級：資工二 姓名：劉家維</text:span></text:p>
      <text:p text:style-name="P3"/>
      <text:list xml:id="list8252534560657151372" text:style-name="L1">
        <text:list-item>
          <text:p text:style-name="P9"><text:span text:style-name="T25">(1%) </text:span><text:span text:style-name="T27">請比較你實作的</text:span><text:span text:style-name="T25">generative model</text:span><text:span text:style-name="T27">、</text:span><text:span text:style-name="T25">logistic regression</text:span><text:span text:style-name="T27">的準確率，何者較佳？</text:span></text:p>
        </text:list-item>
      </text:list>
      <text:p text:style-name="P5"><text:tab/><text:span text:style-name="T33">Logistic Regression: 0.85503 / 0.84707</text:span></text:p>
      <text:p text:style-name="P5"><text:tab/><text:span text:style-name="T33">Generative Model: <text:s text:c="3"/>0.74914 / 0.75224</text:span></text:p>
      <text:p text:style-name="P5"><text:tab/><text:span text:style-name="T28">Logistic regression 較佳。</text:span></text:p>
      <text:p text:style-name="P5"><text:tab/>相較於 <text:span text:style-name="T28">generative model，logistic regression 屬於 discri-<text:tab/>minative model，兩者最大的不同是 discriminative model 學習如何判斷<text:tab/>樣本資料（找出切開樣本資料的分界線），而 generative model 學習樣本的分<text:tab/>佈。在 generative model 中，我們假設樣本是高斯分佈，但現實中的樣本通常<text:tab/>不是這項分佈（這次一堆 attribute 資料都是 0 或 1，就非常不符合高斯分<text:tab/>佈）。也許這就是為什麼 logistic regression 表現較佳的原因。</text:span></text:p>
      <text:p text:style-name="P5"><text:tab/></text:p>
      <text:list xml:id="list3421974044275590858" text:style-name="L2">
        <text:list-item>
          <text:p text:style-name="P17"><text:span text:style-name="T8">(1%) </text:span><text:span text:style-name="T6">請說明你實作的</text:span><text:span text:style-name="T8">best model</text:span><text:span text:style-name="T6">，其訓練方式和準確率為何？</text:span></text:p>
          <text:p text:style-name="P17"><text:span text:style-name="T6">先剔除 </text:span><text:span text:style-name="T7">fnlwgt 這項 attribute，再</text:span><text:span text:style-name="T6">將資料標準化之後，使用</text:span></text:p>
          <text:p text:style-name="P19"><text:span text:style-name="T6">(1) logistic regression</text:span></text:p>
          <text:p text:style-name="P19"><text:span text:style-name="T6">(2) support vector classifier</text:span></text:p>
          <text:p text:style-name="P19"><text:span text:style-name="T6">(3) neural network</text:span></text:p>
          <text:p text:style-name="P20"><text:span text:style-name="T9">Layer (type) <text:s text:c="16"/>Output Shape <text:s text:c="13"/>Param # <text:s text:c="2"/></text:span></text:p>
          <text:p text:style-name="P23">=================================================================</text:p>
          <text:p text:style-name="P23">dense_1 (Dense) <text:s text:c="13"/>(None, 2048) <text:s text:c="13"/>251904 <text:s text:c="3"/></text:p>
          <text:p text:style-name="P23">_________________________________________________________________</text:p>
          <text:p text:style-name="P23">dropout_1 (Dropout) <text:s text:c="9"/>(None, 2048) <text:s text:c="13"/>0 <text:s text:c="8"/></text:p>
          <text:p text:style-name="P23">_________________________________________________________________</text:p>
          <text:p text:style-name="P23">dense_2 (Dense) <text:s text:c="13"/>(None, 256) <text:s text:c="14"/>524544 <text:s text:c="3"/></text:p>
          <text:p text:style-name="P23">_________________________________________________________________</text:p>
          <text:p text:style-name="P23">dropout_2 (Dropout) <text:s text:c="9"/>(None, 256) <text:s text:c="14"/>0 <text:s text:c="8"/></text:p>
          <text:p text:style-name="P23">_________________________________________________________________</text:p>
          <text:p text:style-name="P24"><text:span text:style-name="T22">dense_3 (Dense) <text:s text:c="13"/>(None, 1) <text:s text:c="16"/>257 <text:s text:c="2"/></text:span><text:span text:style-name="T6"><text:s text:c="4"/></text:span></text:p>
        </text:list-item>
      </text:list>
      <text:p text:style-name="P11"><text:span text:style-name="T9"/></text:p>
      <text:p text:style-name="P18"><text:span text:style-name="T9"><text:tab/>以上</text:span><text:span text:style-name="T10">三個模型進行預測，看哪項預測結果佔多數，就選擇該預測結果。</text:span></text:p>
      <text:p text:style-name="P16"><text:span text:style-name="T4"><text:tab/>準確率：(public / private) 0.86031 / </text:span><text:span text:style-name="T11">0.85186</text:span></text:p>
      <text:list xml:id="list134209490432565628" text:style-name="L3">
        <text:list-item>
          <text:p text:style-name="P21"><text:span text:style-name="T1">(1%) </text:span><text:span text:style-name="T3">請實作輸入特徵標準化</text:span><text:span text:style-name="T1">(feature normalization)</text:span><text:span text:style-name="T3">，並討論其對於你的模型準確率的影響。</text:span><text:span text:style-name="T1">(</text:span><text:span text:style-name="T3">有關</text:span><text:span text:style-name="T1">normalization</text:span><text:span text:style-name="T3">請參考：</text:span><text:a xlink:type="simple" xlink:href="https://goo.gl/XBM3aE" text:style-name="Internet_20_link" text:visited-style-name="Visited_20_Internet_20_Link"><text:span text:style-name="T2">https://goo.gl/XBM3aE</text:span></text:a><text:span text:style-name="T1">)</text:span></text:p>
        </text:list-item>
      </text:list>
      <text:p text:style-name="P4"><text:soft-page-break/><text:tab/>理論上對於 <text:span text:style-name="T29">logistic regression 這種 linear model 來說，<text:tab/>normalization 是屬於 linear transform，應該不會對準確率造成差異性。</text:span></text:p>
      <text:p text:style-name="P6"><text:tab/>但是不管是我自己手刻的 <text:span text:style-name="T29">logistic regression 或者是用 sklearn 的套件，<text:tab/>沒有做 normalization 都會訓練不起來，推測原因有以下幾點：</text:span></text:p>
      <text:p text:style-name="P6"><text:span text:style-name="T29"><text:tab/>(1)</text:span></text:p>
      <text:p text:style-name="P6"><text:span text:style-name="T29"><text:tab/>因為</text:span>在運算過程中都會需要使用 <text:span text:style-name="T29">exponential 函數，而這次各項資料的值的尺度<text:tab/>差距非常大，若沒有normalization 容易造成運算溢位或精度不足導致計算錯誤。</text:span></text:p>
      <text:p text:style-name="P6"><text:tab/><text:span text:style-name="T34">(2)</text:span></text:p>
      <text:p text:style-name="P6"><text:tab/>若沒有經過標準化，會難以找到較合適的 <text:span text:style-name="T34">learning rate，導致不好收斂。</text:span></text:p>
      <text:p text:style-name="P6"/>
      <text:list xml:id="list3996141395717357715" text:style-name="L4">
        <text:list-item>
          <text:p text:style-name="P22"><text:span text:style-name="T1">(1%) </text:span><text:span text:style-name="T3">請實作</text:span><text:span text:style-name="T1">logistic regression</text:span><text:span text:style-name="T3">的正規化</text:span><text:span text:style-name="T1">(regularization)</text:span><text:span text:style-name="T3">，並討論其對於你的模型準確率的影響。</text:span><text:span text:style-name="T1">(</text:span><text:span text:style-name="T3">有關</text:span><text:span text:style-name="T1">regularization</text:span><text:span text:style-name="T3">請參考：</text:span><text:a xlink:type="simple" xlink:href="https://goo.gl/SSWGhf" text:style-name="Internet_20_link" text:visited-style-name="Visited_20_Internet_20_Link"><text:span text:style-name="T2">https://goo.gl/SSWGhf</text:span></text:a><text:span text:style-name="T1"> P.35)</text:span></text:p>
          <text:p text:style-name="P15"><text:span text:style-name="T14">λ </text:span><text:span text:style-name="T15">= 1</text:span><text:span text:style-name="T16">e-2</text:span><text:span text:style-name="T15">, </text:span><text:span text:style-name="T16">L2: </text:span><text:span text:style-name="T31">0.85724</text:span><text:span text:style-name="T16"> / 0.84645, L1: 0.85712 / 0.84645</text:span></text:p>
          <text:p text:style-name="P12"><text:span text:style-name="T17">λ = 1</text:span><text:span text:style-name="T18">e-1</text:span><text:span text:style-name="T17">, </text:span><text:span text:style-name="T18">L2: </text:span><text:span text:style-name="T30">0.85724</text:span><text:span text:style-name="T18"> / 0.84645, L1: 0.85712 / 0.84645</text:span></text:p>
          <text:p text:style-name="P12"><text:span text:style-name="T17">λ = 1, <text:s text:c="3"/></text:span><text:span text:style-name="T18">L2: </text:span><text:span text:style-name="T30">0.85724</text:span><text:span text:style-name="T18"> / 0.84645, L1: 0.85761 / 0.84682</text:span></text:p>
          <text:p text:style-name="P12"><text:span text:style-name="T17">λ = 1</text:span><text:span text:style-name="T18">e1</text:span><text:span text:style-name="T17">, <text:s/></text:span><text:span text:style-name="T18">L2: 0.85712 / 0.84682, L1: </text:span><text:span text:style-name="T30">0.85773</text:span><text:span text:style-name="T18"> / 0.84756 </text:span></text:p>
          <text:p text:style-name="P14"><text:span text:style-name="T20">λ = 1</text:span><text:span text:style-name="T21">e2</text:span><text:span text:style-name="T20">, <text:s/></text:span><text:span text:style-name="T21">L2: 0.85663 / </text:span><text:span text:style-name="T32">0.84768</text:span><text:span text:style-name="T21">, L1: 0.85626 / </text:span><text:span text:style-name="T32">0.84768</text:span></text:p>
          <text:p text:style-name="P12"><text:span text:style-name="T17">λ = 1</text:span><text:span text:style-name="T18">e3</text:span><text:span text:style-name="T17">, <text:s/></text:span><text:span text:style-name="T18">L2: 0.85024 / 0.84559, L1: 0.83353 / 0.82741</text:span></text:p>
          <text:p text:style-name="P12"><text:span text:style-name="T17">λ = 1</text:span><text:span text:style-name="T18">e4</text:span><text:span text:style-name="T17">, <text:s/></text:span><text:span text:style-name="T18">L2: 0.83452 / 0.82213, L1: 0.76474 / 0.76280</text:span></text:p>
          <text:p text:style-name="P12"><text:span text:style-name="T17">λ = 1</text:span><text:span text:style-name="T18">e5</text:span><text:span text:style-name="T17">, <text:s/></text:span><text:span text:style-name="T18">L2: 0.76400 / 0.76575, L1: 0.76474 / 0.76280</text:span></text:p>
          <text:p text:style-name="P13"><text:span text:style-name="T17">如想像中的一樣，λ</text:span><text:span text:style-name="T19">值太大會造成模型無法對已知資料做很好的擬合，太小則會造成過擬合。經過實驗後發現 L2 與 L1 的表現差不多，但是 L2 在 public 和 private 的表現落差較 L1 大，雖然這可能只是在 split test set 時造成的誤差。</text:span></text:p>
        </text:list-item>
      </text:list>
      <text:p text:style-name="P4"/>
      <text:list xml:id="list5809838696071271471" text:style-name="L5">
        <text:list-item>
          <text:p text:style-name="P10"><text:span text:style-name="T25">(1%) </text:span><text:span text:style-name="T27">請討論你認為哪個</text:span><text:span text:style-name="T25">attribute</text:span><text:span text:style-name="T27">對結果影響最大？</text:span></text:p>
        </text:list-item>
      </text:list>
      <text:p text:style-name="P1"><text:tab/><text:span text:style-name="T28">capital_gain 和 age。</text:span></text:p>
      <text:p text:style-name="P1"/>
      <text:p text:style-name="P2"><text:tab/>經過 <text:span text:style-name="T28">logistic regression 訓練出來的參數，發現 capital_gain 這項係數<text:tab/>約為 </text:span><text:span text:style-name="T12">-2.3</text:span><text:span text:style-name="T13">7</text:span><text:span text:style-name="T12">, </text:span><text:span text:style-name="T13">age 這項係數約為 </text:span><text:span text:style-name="T12">2.09，其他都介於 -</text:span><text:span text:style-name="T13">0.6 ~ 0.6 之間，故我<text:tab/>認為這兩項 attribute對結果影響最大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tlas Grotesk" svg:font-family="'Atlas Grotesk', sans-serif"/>
    <style:font-face style:name="Microsoft JhengHei" svg:font-family="'Microsoft JhengHei'"/>
    <style:font-face style:name="Times New Roman" svg:font-family="'Times New Roman'"/>
    <style:font-face style:name="arial" svg:font-family="arial, sans-serif"/>
    <style:font-face style:name="monospace" svg:font-family="monospace"/>
    <style:font-face style:name="sans-serif" svg:font-family="sans-serif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UMing TW" style:font-family-asian="'AR PL UMing TW'" style:font-family-generic-asian="system" style:font-pitch-asian="variable" style:font-size-asian="14pt" style:font-weight-asian="bold" style:font-name-complex="Noto Sans CJK TC Regular" style:font-family-complex="'Noto Sans CJK TC Regular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20:38:19.388340162</meta:creation-date>
    <dc:date>2018-04-05T23:02:58.548298306</dc:date>
    <meta:editing-duration>PT5M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46" meta:word-count="839" meta:character-count="2711" meta:non-whitespace-character-count="2258"/>
  </office:meta>
</office:document-meta>
</file>